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585d" officeooo:paragraph-rsid="0009585d"/>
    </style:style>
    <style:style style:name="P2" style:family="paragraph" style:parent-style-name="Standard">
      <style:text-properties officeooo:rsid="0013a4ab" officeooo:paragraph-rsid="0013a4ab"/>
    </style:style>
    <style:style style:name="P3" style:family="paragraph" style:parent-style-name="Standard">
      <style:text-properties officeooo:rsid="0017bd88" officeooo:paragraph-rsid="0017bd88"/>
    </style:style>
    <style:style style:name="P4" style:family="paragraph" style:parent-style-name="Standard">
      <style:text-properties officeooo:rsid="0019d531" officeooo:paragraph-rsid="0019d531"/>
    </style:style>
    <style:style style:name="T1" style:family="text">
      <style:text-properties officeooo:rsid="0014d0a0"/>
    </style:style>
    <style:style style:name="T2" style:family="text">
      <style:text-properties officeooo:rsid="0016424b"/>
    </style:style>
    <style:style style:name="T3" style:family="text">
      <style:text-properties officeooo:rsid="0017bd88"/>
    </style:style>
    <style:style style:name="T4" style:family="text">
      <style:text-properties officeooo:rsid="0019d5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e concernée par la randonnée cyclotouriste</text:p>
      <text:p text:style-name="P1"/>
      <text:p text:style-name="P1">- <text:span text:style-name="T1">D124</text:span></text:p>
      <text:p text:style-name="P1">- <text:span text:style-name="T4">D17</text:span></text:p>
      <text:p text:style-name="P1"/>
      <text:p text:style-name="P4">Chemin randonnée emprunté par la raonnée pédestre</text:p>
      <text:p text:style-name="P1"/>
      <text:p text:style-name="P1">- <text:span text:style-name="T4">Chemin de randonnée PR  - morvan</text:span></text:p>
      <text:p text:style-name="P1">- <text:span text:style-name="T4">Chemin entre rivières et les brules via Noiselé et le grand Marié </text:span></text:p>
      <text:p text:style-name="P4"/>
      <text:p text:style-name="P4">Chemin randonnée emprunté par la raonnée VTT</text:p>
      <text:p text:style-name="P3"/>
      <text:p text:style-name="P3">- <text:span text:style-name="T4">Chemin entre Champerault et Pont</text:span></text:p>
      <text:p text:style-name="P1"/>
      <text:p text:style-name="P1"/>
      <text:p text:style-name="P1"/>
      <text:p text:style-name="P2"/>
      <text:p text:style-name="P2"><text:s text:c="2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3:42:37.233731039</meta:creation-date>
    <dc:date>2016-06-20T14:01:45.353509640</dc:date>
    <meta:editing-duration>PT19M1S</meta:editing-duration>
    <meta:editing-cycles>13</meta:editing-cycles>
    <meta:generator>LibreOffice/5.0.5.2$Linux_X86_64 LibreOffice_project/00m0$Build-2</meta:generator>
    <meta:document-statistic meta:table-count="0" meta:image-count="0" meta:object-count="0" meta:page-count="1" meta:paragraph-count="9" meta:word-count="50" meta:character-count="287" meta:non-whitespace-character-count="241"/>
  </office:meta>
</office:document-meta>
</file>